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10000000000000200000002000309F1C.png" manifest:media-type="image/png"/>
  <manifest:file-entry manifest:full-path="Pictures/" manifest:media-type=""/>
  <manifest:file-entry manifest:full-path="content.xml" manifest:media-type="text/xml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" manifest:media-type=""/>
  <manifest:file-entry manifest:full-path="Object 10/Configurations2/statusbar/" manifest:media-type=""/>
  <manifest:file-entry manifest:full-path="Object 10/Configurations2/floater/" manifest:media-type=""/>
  <manifest:file-entry manifest:full-path="Object 10/Configurations2/popupmenu/" manifest:media-type=""/>
  <manifest:file-entry manifest:full-path="Object 10/Configurations2/progressbar/" manifest:media-type=""/>
  <manifest:file-entry manifest:full-path="Object 10/Configurations2/menubar/" manifest:media-type=""/>
  <manifest:file-entry manifest:full-path="Object 10/Configurations2/toolbar/" manifest:media-type=""/>
  <manifest:file-entry manifest:full-path="Object 10/Configurations2/images/Bitmaps/" manifest:media-type=""/>
  <manifest:file-entry manifest:full-path="Object 10/Configurations2/images/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styles.xml" manifest:media-type="text/xml"/>
  <manifest:file-entry manifest:full-path="Object 1/Configurations2/statusbar/" manifest:media-type=""/>
  <manifest:file-entry manifest:full-path="Object 1/Configurations2/floater/" manifest:media-type=""/>
  <manifest:file-entry manifest:full-path="Object 1/Configurations2/popupmenu/" manifest:media-type=""/>
  <manifest:file-entry manifest:full-path="Object 1/Configurations2/progressbar/" manifest:media-type=""/>
  <manifest:file-entry manifest:full-path="Object 1/Configurations2/menubar/" manifest:media-type=""/>
  <manifest:file-entry manifest:full-path="Object 1/Configurations2/toolbar/" manifest:media-type=""/>
  <manifest:file-entry manifest:full-path="Object 1/Configurations2/images/Bitmaps/" manifest:media-type=""/>
  <manifest:file-entry manifest:full-path="Object 1/Configurations2/images/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statusbar/" manifest:media-type=""/>
  <manifest:file-entry manifest:full-path="Object 2/Configurations2/floater/" manifest:media-type=""/>
  <manifest:file-entry manifest:full-path="Object 2/Configurations2/popupmenu/" manifest:media-type=""/>
  <manifest:file-entry manifest:full-path="Object 2/Configurations2/progressbar/" manifest:media-type=""/>
  <manifest:file-entry manifest:full-path="Object 2/Configurations2/menubar/" manifest:media-type=""/>
  <manifest:file-entry manifest:full-path="Object 2/Configurations2/toolbar/" manifest:media-type=""/>
  <manifest:file-entry manifest:full-path="Object 2/Configurations2/images/Bitmaps/" manifest:media-type=""/>
  <manifest:file-entry manifest:full-path="Object 2/Configurations2/images/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statusbar/" manifest:media-type=""/>
  <manifest:file-entry manifest:full-path="Object 3/Configurations2/floater/" manifest:media-type=""/>
  <manifest:file-entry manifest:full-path="Object 3/Configurations2/popupmenu/" manifest:media-type=""/>
  <manifest:file-entry manifest:full-path="Object 3/Configurations2/progressbar/" manifest:media-type=""/>
  <manifest:file-entry manifest:full-path="Object 3/Configurations2/menubar/" manifest:media-type=""/>
  <manifest:file-entry manifest:full-path="Object 3/Configurations2/toolbar/" manifest:media-type=""/>
  <manifest:file-entry manifest:full-path="Object 3/Configurations2/images/Bitmaps/" manifest:media-type=""/>
  <manifest:file-entry manifest:full-path="Object 3/Configurations2/images/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statusbar/" manifest:media-type=""/>
  <manifest:file-entry manifest:full-path="Object 4/Configurations2/floater/" manifest:media-type=""/>
  <manifest:file-entry manifest:full-path="Object 4/Configurations2/popupmenu/" manifest:media-type=""/>
  <manifest:file-entry manifest:full-path="Object 4/Configurations2/progressbar/" manifest:media-type=""/>
  <manifest:file-entry manifest:full-path="Object 4/Configurations2/menubar/" manifest:media-type=""/>
  <manifest:file-entry manifest:full-path="Object 4/Configurations2/toolbar/" manifest:media-type=""/>
  <manifest:file-entry manifest:full-path="Object 4/Configurations2/images/Bitmaps/" manifest:media-type=""/>
  <manifest:file-entry manifest:full-path="Object 4/Configurations2/images/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7/Configurations2/statusbar/" manifest:media-type=""/>
  <manifest:file-entry manifest:full-path="Object 7/Configurations2/floater/" manifest:media-type=""/>
  <manifest:file-entry manifest:full-path="Object 7/Configurations2/popupmenu/" manifest:media-type=""/>
  <manifest:file-entry manifest:full-path="Object 7/Configurations2/progressbar/" manifest:media-type=""/>
  <manifest:file-entry manifest:full-path="Object 7/Configurations2/menubar/" manifest:media-type=""/>
  <manifest:file-entry manifest:full-path="Object 7/Configurations2/toolbar/" manifest:media-type=""/>
  <manifest:file-entry manifest:full-path="Object 7/Configurations2/images/Bitmaps/" manifest:media-type=""/>
  <manifest:file-entry manifest:full-path="Object 7/Configurations2/images/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figurations2/statusbar/" manifest:media-type=""/>
  <manifest:file-entry manifest:full-path="Object 8/Configurations2/floater/" manifest:media-type=""/>
  <manifest:file-entry manifest:full-path="Object 8/Configurations2/popupmenu/" manifest:media-type=""/>
  <manifest:file-entry manifest:full-path="Object 8/Configurations2/progressbar/" manifest:media-type=""/>
  <manifest:file-entry manifest:full-path="Object 8/Configurations2/menubar/" manifest:media-type=""/>
  <manifest:file-entry manifest:full-path="Object 8/Configurations2/toolbar/" manifest:media-type=""/>
  <manifest:file-entry manifest:full-path="Object 8/Configurations2/images/Bitmaps/" manifest:media-type=""/>
  <manifest:file-entry manifest:full-path="Object 8/Configurations2/images/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9/Configurations2/statusbar/" manifest:media-type=""/>
  <manifest:file-entry manifest:full-path="Object 9/Configurations2/floater/" manifest:media-type=""/>
  <manifest:file-entry manifest:full-path="Object 9/Configurations2/popupmenu/" manifest:media-type=""/>
  <manifest:file-entry manifest:full-path="Object 9/Configurations2/progressbar/" manifest:media-type=""/>
  <manifest:file-entry manifest:full-path="Object 9/Configurations2/menubar/" manifest:media-type=""/>
  <manifest:file-entry manifest:full-path="Object 9/Configurations2/toolbar/" manifest:media-type=""/>
  <manifest:file-entry manifest:full-path="Object 9/Configurations2/images/Bitmaps/" manifest:media-type=""/>
  <manifest:file-entry manifest:full-path="Object 9/Configurations2/images/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solid" svg:stroke-width="0cm" svg:stroke-color="#000000" draw:marker-start-width="0.3cm" draw:marker-start-center="false" draw:marker-end-width="0.3cm" draw:marker-end-center="false" draw:fill="none" draw:fill-color="#00b8ff" draw:textarea-horizontal-align="center" draw:textarea-vertical-align="middle" draw:shadow="hidden" draw:shadow-offset-x="0.3cm" draw:shadow-offset-y="0.3cm" draw:shadow-color="#808080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ole-draw-aspect="1" style:protect="size"/>
    </style:style>
    <style:style style:name="gr4" style:family="graphic" style:parent-style-name="standard" style:list-style-name="L1">
      <style:graphic-properties draw:stroke="solid" draw:stroke-dash="Dash_20_496" svg:stroke-width="0cm" svg:stroke-color="#000000" draw:marker-start="" draw:marker-start-width="0.255cm" draw:marker-start-center="false" draw:marker-end="" draw:marker-end-width="0.255cm" draw:marker-end-center="false" svg:stroke-opacity="100%" draw:stroke-linejoin="round" draw:fill="solid" draw:fill-color="#b3b3b3" draw:secondary-fill-color="#99ccff" draw:fill-gradient-name="Gradient_20_10" draw:gradient-step-count="0" draw:fill-hatch-name="Hatch_20_632" draw:fill-hatch-solid="false" draw:fill-image-name="Bitmape_20_5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-0.001cm" fo:padding-bottom="-0.001cm" fo:padding-left="-0.001cm" fo:padding-right="-0.001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" style:family="graphic" style:parent-style-name="standard" style:list-style-name="L1">
      <style:graphic-properties draw:stroke="solid" draw:stroke-dash="Dash_20_497" svg:stroke-width="0cm" svg:stroke-color="#000000" draw:marker-start="" draw:marker-start-width="0.255cm" draw:marker-start-center="false" draw:marker-end="" draw:marker-end-width="0.255cm" draw:marker-end-center="false" svg:stroke-opacity="100%" draw:stroke-linejoin="round" draw:fill="none" draw:fill-color="#b3b3b3" draw:secondary-fill-color="#99ccff" draw:fill-gradient-name="Gradient_20_10" draw:gradient-step-count="0" draw:fill-hatch-name="Hatch_20_634" draw:fill-hatch-solid="false" draw:fill-image-name="Bitmape_20_5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-0.001cm" fo:padding-bottom="-0.001cm" fo:padding-left="-0.001cm" fo:padding-right="-0.001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" style:family="graphic" style:parent-style-name="standard" style:list-style-name="L1">
      <style:graphic-properties draw:stroke="solid" draw:stroke-dash="Dash_20_498" svg:stroke-width="0cm" svg:stroke-color="#000000" draw:marker-start="" draw:marker-start-width="0.255cm" draw:marker-start-center="false" draw:marker-end="" draw:marker-end-width="0.255cm" draw:marker-end-center="false" svg:stroke-opacity="100%" draw:stroke-linejoin="round" draw:fill="solid" draw:fill-color="#b3b3b3" draw:secondary-fill-color="#99ccff" draw:fill-gradient-name="Gradient_20_10" draw:gradient-step-count="0" draw:fill-hatch-name="Hatch_20_636" draw:fill-hatch-solid="false" draw:fill-image-name="Bitmape_20_5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-0.001cm" fo:padding-bottom="-0.001cm" fo:padding-left="-0.001cm" fo:padding-right="-0.001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" style:family="graphic" style:parent-style-name="standard" style:list-style-name="L1">
      <style:graphic-properties draw:stroke="solid" draw:stroke-dash="Dash_20_496" svg:stroke-width="0cm" svg:stroke-color="#000000" draw:marker-start="" draw:marker-start-width="0.255cm" draw:marker-start-center="false" draw:marker-end="" draw:marker-end-width="0.255cm" draw:marker-end-center="false" svg:stroke-opacity="100%" draw:stroke-linejoin="round" draw:fill="solid" draw:fill-color="#b3b3b3" draw:secondary-fill-color="#99ccff" draw:fill-gradient-name="Gradient_20_10" draw:gradient-step-count="0" draw:fill-hatch-name="Hatch_20_632" draw:fill-hatch-solid="false" draw:fill-image-name="Bitmape_20_5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-0.001cm" fo:padding-bottom="-0.001cm" fo:padding-left="-0.001cm" fo:padding-right="-0.001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" style:family="graphic" style:parent-style-name="standard" style:list-style-name="L1">
      <style:graphic-properties draw:stroke="solid" draw:stroke-dash="Dash_20_497" svg:stroke-width="0cm" svg:stroke-color="#000000" draw:marker-start="" draw:marker-start-width="0.255cm" draw:marker-start-center="false" draw:marker-end="" draw:marker-end-width="0.255cm" draw:marker-end-center="false" svg:stroke-opacity="100%" draw:stroke-linejoin="round" draw:fill="none" draw:fill-color="#b3b3b3" draw:secondary-fill-color="#99ccff" draw:fill-gradient-name="Gradient_20_10" draw:gradient-step-count="0" draw:fill-hatch-name="Hatch_20_634" draw:fill-hatch-solid="false" draw:fill-image-name="Bitmape_20_5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-0.001cm" fo:padding-bottom="-0.001cm" fo:padding-left="-0.001cm" fo:padding-right="-0.001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" style:family="graphic" style:parent-style-name="standard" style:list-style-name="L1">
      <style:graphic-properties draw:stroke="solid" draw:stroke-dash="Dash_20_498" svg:stroke-width="0cm" svg:stroke-color="#000000" draw:marker-start="" draw:marker-start-width="0.255cm" draw:marker-start-center="false" draw:marker-end="" draw:marker-end-width="0.255cm" draw:marker-end-center="false" svg:stroke-opacity="100%" draw:stroke-linejoin="round" draw:fill="solid" draw:fill-color="#b3b3b3" draw:secondary-fill-color="#99ccff" draw:fill-gradient-name="Gradient_20_10" draw:gradient-step-count="0" draw:fill-hatch-name="Hatch_20_636" draw:fill-hatch-solid="false" draw:fill-image-name="Bitmape_20_5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-0.001cm" fo:padding-bottom="-0.001cm" fo:padding-left="-0.001cm" fo:padding-right="-0.001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" style:family="graphic" style:parent-style-name="standard" style:list-style-name="L1">
      <style:graphic-properties draw:stroke="solid" draw:stroke-dash="Dash_20_496" svg:stroke-width="0cm" svg:stroke-color="#000000" draw:marker-start="" draw:marker-start-width="0.255cm" draw:marker-start-center="false" draw:marker-end="" draw:marker-end-width="0.255cm" draw:marker-end-center="false" svg:stroke-opacity="100%" draw:stroke-linejoin="round" draw:fill="solid" draw:fill-color="#b3b3b3" draw:secondary-fill-color="#99ccff" draw:fill-gradient-name="Gradient_20_10" draw:gradient-step-count="0" draw:fill-hatch-name="Hatch_20_632" draw:fill-hatch-solid="false" draw:fill-image-name="Bitmape_20_5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-0.001cm" fo:padding-bottom="-0.001cm" fo:padding-left="-0.001cm" fo:padding-right="-0.001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" style:family="graphic" style:parent-style-name="standard" style:list-style-name="L1">
      <style:graphic-properties draw:stroke="solid" draw:stroke-dash="Dash_20_497" svg:stroke-width="0cm" svg:stroke-color="#000000" draw:marker-start="" draw:marker-start-width="0.255cm" draw:marker-start-center="false" draw:marker-end="" draw:marker-end-width="0.255cm" draw:marker-end-center="false" svg:stroke-opacity="100%" draw:stroke-linejoin="round" draw:fill="none" draw:fill-color="#b3b3b3" draw:secondary-fill-color="#99ccff" draw:fill-gradient-name="Gradient_20_10" draw:gradient-step-count="0" draw:fill-hatch-name="Hatch_20_634" draw:fill-hatch-solid="false" draw:fill-image-name="Bitmape_20_5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-0.001cm" fo:padding-bottom="-0.001cm" fo:padding-left="-0.001cm" fo:padding-right="-0.001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" style:family="graphic" style:parent-style-name="standard" style:list-style-name="L1">
      <style:graphic-properties draw:stroke="solid" draw:stroke-dash="Dash_20_498" svg:stroke-width="0cm" svg:stroke-color="#000000" draw:marker-start="" draw:marker-start-width="0.255cm" draw:marker-start-center="false" draw:marker-end="" draw:marker-end-width="0.255cm" draw:marker-end-center="false" svg:stroke-opacity="100%" draw:stroke-linejoin="round" draw:fill="solid" draw:fill-color="#b3b3b3" draw:secondary-fill-color="#99ccff" draw:fill-gradient-name="Gradient_20_10" draw:gradient-step-count="0" draw:fill-hatch-name="Hatch_20_636" draw:fill-hatch-solid="false" draw:fill-image-name="Bitmape_20_5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-0.001cm" fo:padding-bottom="-0.001cm" fo:padding-left="-0.001cm" fo:padding-right="-0.001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3" style:family="graphic" style:parent-style-name="standard" style:list-style-name="L1">
      <style:graphic-properties draw:stroke="solid" draw:stroke-dash="Dash_20_496" svg:stroke-width="0cm" svg:stroke-color="#000000" draw:marker-start="" draw:marker-start-width="0.255cm" draw:marker-start-center="false" draw:marker-end="" draw:marker-end-width="0.255cm" draw:marker-end-center="false" svg:stroke-opacity="100%" draw:stroke-linejoin="round" draw:fill="solid" draw:fill-color="#b3b3b3" draw:secondary-fill-color="#99ccff" draw:fill-gradient-name="Gradient_20_10" draw:gradient-step-count="0" draw:fill-hatch-name="Hatch_20_632" draw:fill-hatch-solid="false" draw:fill-image-name="Bitmape_20_5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-0.001cm" fo:padding-bottom="-0.001cm" fo:padding-left="-0.001cm" fo:padding-right="-0.001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4" style:family="graphic" style:parent-style-name="standard" style:list-style-name="L1">
      <style:graphic-properties draw:stroke="solid" draw:stroke-dash="Dash_20_497" svg:stroke-width="0cm" svg:stroke-color="#000000" draw:marker-start="" draw:marker-start-width="0.255cm" draw:marker-start-center="false" draw:marker-end="" draw:marker-end-width="0.255cm" draw:marker-end-center="false" svg:stroke-opacity="100%" draw:stroke-linejoin="round" draw:fill="none" draw:fill-color="#b3b3b3" draw:secondary-fill-color="#99ccff" draw:fill-gradient-name="Gradient_20_10" draw:gradient-step-count="0" draw:fill-hatch-name="Hatch_20_634" draw:fill-hatch-solid="false" draw:fill-image-name="Bitmape_20_5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-0.001cm" fo:padding-bottom="-0.001cm" fo:padding-left="-0.001cm" fo:padding-right="-0.001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5" style:family="graphic" style:parent-style-name="standard" style:list-style-name="L1">
      <style:graphic-properties draw:stroke="solid" draw:stroke-dash="Dash_20_498" svg:stroke-width="0cm" svg:stroke-color="#000000" draw:marker-start="" draw:marker-start-width="0.255cm" draw:marker-start-center="false" draw:marker-end="" draw:marker-end-width="0.255cm" draw:marker-end-center="false" svg:stroke-opacity="100%" draw:stroke-linejoin="round" draw:fill="solid" draw:fill-color="#b3b3b3" draw:secondary-fill-color="#99ccff" draw:fill-gradient-name="Gradient_20_10" draw:gradient-step-count="0" draw:fill-hatch-name="Hatch_20_636" draw:fill-hatch-solid="false" draw:fill-image-name="Bitmape_20_5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-0.001cm" fo:padding-bottom="-0.001cm" fo:padding-left="-0.001cm" fo:padding-right="-0.001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6" style:family="graphic" style:parent-style-name="standard" style:list-style-name="L1">
      <style:graphic-properties draw:stroke="solid" draw:stroke-dash="Dash_20_496" svg:stroke-width="0cm" svg:stroke-color="#000000" draw:marker-start="" draw:marker-start-width="0.255cm" draw:marker-start-center="false" draw:marker-end="" draw:marker-end-width="0.255cm" draw:marker-end-center="false" svg:stroke-opacity="100%" draw:stroke-linejoin="round" draw:fill="solid" draw:fill-color="#b3b3b3" draw:secondary-fill-color="#99ccff" draw:fill-gradient-name="Gradient_20_10" draw:gradient-step-count="0" draw:fill-hatch-name="Hatch_20_632" draw:fill-hatch-solid="false" draw:fill-image-name="Bitmape_20_5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-0.001cm" fo:padding-bottom="-0.001cm" fo:padding-left="-0.001cm" fo:padding-right="-0.001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7" style:family="graphic" style:parent-style-name="standard" style:list-style-name="L1">
      <style:graphic-properties draw:stroke="solid" draw:stroke-dash="Dash_20_497" svg:stroke-width="0cm" svg:stroke-color="#000000" draw:marker-start="" draw:marker-start-width="0.255cm" draw:marker-start-center="false" draw:marker-end="" draw:marker-end-width="0.255cm" draw:marker-end-center="false" svg:stroke-opacity="100%" draw:stroke-linejoin="round" draw:fill="none" draw:fill-color="#b3b3b3" draw:secondary-fill-color="#99ccff" draw:fill-gradient-name="Gradient_20_10" draw:gradient-step-count="0" draw:fill-hatch-name="Hatch_20_634" draw:fill-hatch-solid="false" draw:fill-image-name="Bitmape_20_5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-0.001cm" fo:padding-bottom="-0.001cm" fo:padding-left="-0.001cm" fo:padding-right="-0.001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8" style:family="graphic" style:parent-style-name="standard" style:list-style-name="L1">
      <style:graphic-properties draw:stroke="solid" draw:stroke-dash="Dash_20_498" svg:stroke-width="0cm" svg:stroke-color="#000000" draw:marker-start="" draw:marker-start-width="0.255cm" draw:marker-start-center="false" draw:marker-end="" draw:marker-end-width="0.255cm" draw:marker-end-center="false" svg:stroke-opacity="100%" draw:stroke-linejoin="round" draw:fill="solid" draw:fill-color="#b3b3b3" draw:secondary-fill-color="#99ccff" draw:fill-gradient-name="Gradient_20_10" draw:gradient-step-count="0" draw:fill-hatch-name="Hatch_20_636" draw:fill-hatch-solid="false" draw:fill-image-name="Bitmape_20_5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-0.001cm" fo:padding-bottom="-0.001cm" fo:padding-left="-0.001cm" fo:padding-right="-0.001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9" style:family="graphic" style:parent-style-name="standard" style:list-style-name="L1">
      <style:graphic-properties draw:stroke="solid" draw:stroke-dash="Dash_20_496" svg:stroke-width="0cm" svg:stroke-color="#000000" draw:marker-start="" draw:marker-start-width="0.255cm" draw:marker-start-center="false" draw:marker-end="" draw:marker-end-width="0.255cm" draw:marker-end-center="false" svg:stroke-opacity="100%" draw:stroke-linejoin="round" draw:fill="solid" draw:fill-color="#b3b3b3" draw:secondary-fill-color="#99ccff" draw:fill-gradient-name="Gradient_20_10" draw:gradient-step-count="0" draw:fill-hatch-name="Hatch_20_632" draw:fill-hatch-solid="false" draw:fill-image-name="Bitmape_20_5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-0.001cm" fo:padding-bottom="-0.001cm" fo:padding-left="-0.001cm" fo:padding-right="-0.001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0" style:family="graphic" style:parent-style-name="standard" style:list-style-name="L1">
      <style:graphic-properties draw:stroke="solid" draw:stroke-dash="Dash_20_497" svg:stroke-width="0cm" svg:stroke-color="#000000" draw:marker-start="" draw:marker-start-width="0.255cm" draw:marker-start-center="false" draw:marker-end="" draw:marker-end-width="0.255cm" draw:marker-end-center="false" svg:stroke-opacity="100%" draw:stroke-linejoin="round" draw:fill="none" draw:fill-color="#b3b3b3" draw:secondary-fill-color="#99ccff" draw:fill-gradient-name="Gradient_20_10" draw:gradient-step-count="0" draw:fill-hatch-name="Hatch_20_634" draw:fill-hatch-solid="false" draw:fill-image-name="Bitmape_20_5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-0.001cm" fo:padding-bottom="-0.001cm" fo:padding-left="-0.001cm" fo:padding-right="-0.001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1" style:family="graphic" style:parent-style-name="standard" style:list-style-name="L1">
      <style:graphic-properties draw:stroke="solid" draw:stroke-dash="Dash_20_498" svg:stroke-width="0cm" svg:stroke-color="#000000" draw:marker-start="" draw:marker-start-width="0.255cm" draw:marker-start-center="false" draw:marker-end="" draw:marker-end-width="0.255cm" draw:marker-end-center="false" svg:stroke-opacity="100%" draw:stroke-linejoin="round" draw:fill="solid" draw:fill-color="#b3b3b3" draw:secondary-fill-color="#99ccff" draw:fill-gradient-name="Gradient_20_10" draw:gradient-step-count="0" draw:fill-hatch-name="Hatch_20_636" draw:fill-hatch-solid="false" draw:fill-image-name="Bitmape_20_5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-0.001cm" fo:padding-bottom="-0.001cm" fo:padding-left="-0.001cm" fo:padding-right="-0.001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2" style:family="graphic" style:parent-style-name="standard" style:list-style-name="L1">
      <style:graphic-properties draw:stroke="solid" draw:stroke-dash="Dash_20_496" svg:stroke-width="0cm" svg:stroke-color="#000000" draw:marker-start="" draw:marker-start-width="0.255cm" draw:marker-start-center="false" draw:marker-end="" draw:marker-end-width="0.255cm" draw:marker-end-center="false" svg:stroke-opacity="100%" draw:stroke-linejoin="round" draw:fill="solid" draw:fill-color="#b3b3b3" draw:secondary-fill-color="#99ccff" draw:fill-gradient-name="Gradient_20_10" draw:gradient-step-count="0" draw:fill-hatch-name="Hatch_20_632" draw:fill-hatch-solid="false" draw:fill-image-name="Bitmape_20_5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-0.001cm" fo:padding-bottom="-0.001cm" fo:padding-left="-0.001cm" fo:padding-right="-0.001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3" style:family="graphic" style:parent-style-name="standard" style:list-style-name="L1">
      <style:graphic-properties draw:stroke="solid" draw:stroke-dash="Dash_20_497" svg:stroke-width="0cm" svg:stroke-color="#000000" draw:marker-start="" draw:marker-start-width="0.255cm" draw:marker-start-center="false" draw:marker-end="" draw:marker-end-width="0.255cm" draw:marker-end-center="false" svg:stroke-opacity="100%" draw:stroke-linejoin="round" draw:fill="none" draw:fill-color="#b3b3b3" draw:secondary-fill-color="#99ccff" draw:fill-gradient-name="Gradient_20_10" draw:gradient-step-count="0" draw:fill-hatch-name="Hatch_20_634" draw:fill-hatch-solid="false" draw:fill-image-name="Bitmape_20_5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-0.001cm" fo:padding-bottom="-0.001cm" fo:padding-left="-0.001cm" fo:padding-right="-0.001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4" style:family="graphic" style:parent-style-name="standard" style:list-style-name="L1">
      <style:graphic-properties draw:stroke="solid" draw:stroke-dash="Dash_20_498" svg:stroke-width="0cm" svg:stroke-color="#000000" draw:marker-start="" draw:marker-start-width="0.255cm" draw:marker-start-center="false" draw:marker-end="" draw:marker-end-width="0.255cm" draw:marker-end-center="false" svg:stroke-opacity="100%" draw:stroke-linejoin="round" draw:fill="solid" draw:fill-color="#b3b3b3" draw:secondary-fill-color="#99ccff" draw:fill-gradient-name="Gradient_20_10" draw:gradient-step-count="0" draw:fill-hatch-name="Hatch_20_636" draw:fill-hatch-solid="false" draw:fill-image-name="Bitmape_20_5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-0.001cm" fo:padding-bottom="-0.001cm" fo:padding-left="-0.001cm" fo:padding-right="-0.001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5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text:enable-numbering="false"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family-asian="Gothic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font-relief="none"/>
    </style:style>
    <style:style style:name="P2" style:family="paragraph">
      <style:paragraph-properties fo:text-align="center"/>
    </style:style>
    <style:style style:name="P3" style:family="paragraph">
      <style:paragraph-properties text:enable-numbering="false"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style:text-outline="false" style:text-line-through-style="none" style:text-position="0% 100%" fo:font-family="Times" style:font-style-name="Normal" style:font-family-generic="roman" style:font-pitch="variable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HG Mincho Light J'" style:font-pitch-asian="variable" style:font-size-asian="24pt" style:language-asian="zxx" style:country-asian="none" style:font-style-asian="normal" style:font-weight-asian="normal" style:font-family-complex="'Arial Unicode MS'" style:font-pitch-complex="variable" style:font-size-complex="24pt" style:language-complex="pa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" style:family="paragraph">
      <style:paragraph-properties text:enable-numbering="false"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style:text-outline="false" style:text-line-through-style="none" style:text-position="0% 100%" fo:font-family="Times" style:font-style-name="Normal" style:font-family-generic="roman" style:font-pitch="variable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HG Mincho Light J'" style:font-pitch-asian="variable" style:font-size-asian="24pt" style:language-asian="zxx" style:country-asian="none" style:font-style-asian="normal" style:font-weight-asian="normal" style:font-family-complex="'Arial Unicode MS'" style:font-pitch-complex="variable" style:font-size-complex="24pt" style:language-complex="pa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5" style:family="paragraph">
      <style:text-properties fo:font-family="'XB Tabriz'" style:font-pitch="variable" fo:font-size="12pt" style:font-size-asian="12pt" style:font-family-complex="'XB Tabriz'" style:font-pitch-complex="variable" style:font-size-complex="12pt"/>
    </style:style>
    <style:style style:name="T1" style:family="text">
      <style:text-properties fo:font-family="'XB Tabriz'" style:font-pitch="variable" fo:font-size="12pt" style:font-size-asian="12pt" style:font-family-complex="'XB Tabriz'" style:font-pitch-complex="variable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-0.428cm" svg:height="-0.144cm" svg:x="3.808cm" svg:y="1.85cm" svg:viewBox="0 0 -429 -145" svg:d="m429 145c0-193-107-193-107 0 0-193-107-193-107 0 0-193-108-193-108 0 0-193-107-193-107 0">
          <draw:glue-point draw:id="4" svg:x="-5cm" svg:y="-4.827cm"/>
          <draw:glue-point draw:id="5" svg:x="5cm" svg:y="-4.827cm"/>
          <draw:glue-point draw:id="6" svg:x="-4.861cm" svg:y="-4.827cm"/>
          <draw:glue-point draw:id="7" svg:x="5cm" svg:y="-4.827cm"/>
          <text:p/>
        </draw:path>
        <draw:line draw:style-name="gr2" draw:text-style-name="P2" draw:layer="layout" svg:x1="3.379cm" svg:y1="1.7cm" svg:x2="3.069cm" svg:y2="1.7cm">
          <text:p/>
        </draw:line>
        <draw:frame draw:style-name="gr3" draw:layer="layout" svg:width="0.43cm" svg:height="0.469cm" svg:x="2.93cm" svg:y="1.61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line draw:style-name="gr2" draw:text-style-name="P2" draw:layer="layout" svg:x1="3.07cm" svg:y1="1.7cm" svg:x2="2.915cm" svg:y2="1.432cm">
          <text:p/>
        </draw:line>
        <draw:path draw:style-name="gr1" draw:text-style-name="P1" draw:layer="layout" svg:width="0.428cm" svg:height="0.144cm" draw:transform="rotate (2.0943951023928) translate (2.78979680602265cm 1.50951854727785cm)" svg:viewBox="0 0 429 145" svg:d="m429 145c0-193-107-193-107 0 0-193-107-193-107 0 0-193-108-193-108 0 0-193-107-193-107 0">
          <draw:glue-point draw:id="4" svg:x="-1.867cm" svg:y="-4.975cm"/>
          <draw:glue-point draw:id="5" svg:x="4.905cm" svg:y="4.029cm"/>
          <draw:glue-point draw:id="6" svg:x="-1.772cm" svg:y="-4.854cm"/>
          <draw:glue-point draw:id="7" svg:x="4.905cm" svg:y="4.029cm"/>
          <text:p/>
        </draw:path>
        <draw:line draw:style-name="gr2" draw:text-style-name="P2" draw:layer="layout" svg:x1="3.069cm" svg:y1="1.703cm" svg:x2="2.914cm" svg:y2="1.971cm">
          <text:p/>
        </draw:line>
        <draw:path draw:style-name="gr1" draw:text-style-name="P1" draw:layer="layout" svg:width="0.428cm" svg:height="0.144cm" draw:transform="rotate (-2.09439510239399) translate (3.03420319397797cm 2.04348145272199cm)" svg:viewBox="0 0 429 145" svg:d="m429 145c0-193-107-193-107 0 0-193-107-193-107 0 0-193-108-193-108 0 0-193-107-193-107 0">
          <draw:glue-point draw:id="4" svg:x="-4.889cm" svg:y="4.053cm"/>
          <draw:glue-point draw:id="5" svg:x="1.861cm" svg:y="-4.951cm"/>
          <draw:glue-point draw:id="6" svg:x="-4.794cm" svg:y="3.932cm"/>
          <draw:glue-point draw:id="7" svg:x="1.861cm" svg:y="-4.951cm"/>
          <text:p/>
        </draw:path>
        <draw:line draw:style-name="gr2" draw:text-style-name="P2" draw:layer="layout" svg:x1="2.7cm" svg:y1="1.07cm" svg:x2="2.545cm" svg:y2="0.802cm">
          <text:p/>
        </draw:line>
        <draw:line draw:style-name="gr2" draw:text-style-name="P2" draw:layer="layout" svg:x1="4.116cm" svg:y1="1.711cm" svg:x2="3.806cm" svg:y2="1.711cm">
          <text:p/>
        </draw:line>
        <draw:line draw:style-name="gr2" draw:text-style-name="P2" draw:layer="layout" svg:x1="2.693cm" svg:y1="2.345cm" svg:x2="2.538cm" svg:y2="2.613cm">
          <text:p/>
        </draw:line>
        <draw:path draw:style-name="gr1" draw:text-style-name="P1" draw:layer="layout" svg:width="0.428cm" svg:height="0.144cm" svg:x="1.499cm" svg:y="1.858cm" svg:viewBox="0 0 429 145" svg:d="m0 145c0-193 107-193 107 0 0-193 108-193 108 0 0-193 107-193 107 0 0-193 107-193 107 0">
          <draw:glue-point draw:id="4" svg:x="-4.988cm" svg:y="4.827cm"/>
          <draw:glue-point draw:id="5" svg:x="4.988cm" svg:y="4.827cm"/>
          <draw:glue-point draw:id="6" svg:x="-4.848cm" svg:y="4.827cm"/>
          <draw:glue-point draw:id="7" svg:x="4.988cm" svg:y="4.827cm"/>
          <text:p/>
        </draw:path>
        <draw:line draw:style-name="gr2" draw:text-style-name="P2" draw:layer="layout" svg:x1="1.499cm" svg:y1="2.003cm" svg:x2="1.189cm" svg:y2="2.003cm">
          <text:p/>
        </draw:line>
        <draw:line draw:style-name="gr2" draw:text-style-name="P2" draw:layer="layout" svg:x1="2.255cm" svg:y1="2.002cm" svg:x2="2.099cm" svg:y2="1.724cm">
          <text:p/>
        </draw:line>
        <draw:path draw:style-name="gr1" draw:text-style-name="P1" draw:layer="layout" svg:width="0.428cm" svg:height="0.144cm" draw:transform="rotate (2.0943951023928) translate (1.97379680602265cm 1.79751854727785cm)" svg:viewBox="0 0 429 145" svg:d="m429 145c0-193-107-193-107 0 0-193-107-193-107 0 0-193-108-193-108 0 0-193-107-193-107 0">
          <draw:glue-point draw:id="4" svg:x="-1.867cm" svg:y="-4.975cm"/>
          <draw:glue-point draw:id="5" svg:x="4.905cm" svg:y="4.029cm"/>
          <draw:glue-point draw:id="6" svg:x="-1.772cm" svg:y="-4.854cm"/>
          <draw:glue-point draw:id="7" svg:x="4.905cm" svg:y="4.029cm"/>
          <text:p/>
        </draw:path>
        <draw:line draw:style-name="gr2" draw:text-style-name="P2" draw:layer="layout" svg:x1="1.723cm" svg:y1="1.087cm" svg:x2="1.565cm" svg:y2="1.361cm">
          <text:p/>
        </draw:line>
        <draw:path draw:style-name="gr1" draw:text-style-name="P1" draw:layer="layout" svg:width="0.428cm" svg:height="0.144cm" draw:transform="rotate (-2.09439510239399) translate (1.68520319397797cm 1.43348145272199cm)" svg:viewBox="0 0 429 145" svg:d="m429 145c0-193-107-193-107 0 0-193-107-193-107 0 0-193-108-193-108 0 0-193-107-193-107 0">
          <draw:glue-point draw:id="4" svg:x="-4.889cm" svg:y="4.053cm"/>
          <draw:glue-point draw:id="5" svg:x="1.861cm" svg:y="-4.951cm"/>
          <draw:glue-point draw:id="6" svg:x="-4.794cm" svg:y="3.932cm"/>
          <draw:glue-point draw:id="7" svg:x="1.861cm" svg:y="-4.951cm"/>
          <text:p/>
        </draw:path>
        <draw:line draw:style-name="gr2" draw:text-style-name="P2" draw:layer="layout" svg:x1="1.884cm" svg:y1="1.358cm" svg:x2="1.723cm" svg:y2="1.084cm">
          <text:p/>
        </draw:line>
        <draw:line draw:style-name="gr2" draw:text-style-name="P2" draw:layer="layout" svg:x1="2.255cm" svg:y1="1.998cm" svg:x2="1.926cm" svg:y2="1.999cm">
          <text:p/>
        </draw:line>
        <draw:line draw:style-name="gr2" draw:text-style-name="P2" draw:layer="layout" svg:x1="1.344cm" svg:y1="1.733cm" svg:x2="1.189cm" svg:y2="2.001cm">
          <text:p/>
        </draw:line>
        <draw:path draw:style-name="gr1" draw:text-style-name="P1" draw:layer="layout" svg:width="0.428cm" svg:height="0.144cm" svg:x="5.891cm" svg:y="2.052cm" svg:viewBox="0 0 429 145" svg:d="m0 145c0-193 107-193 107 0 0-193 108-193 108 0 0-193 107-193 107 0 0-193 107-193 107 0">
          <draw:glue-point draw:id="4" svg:x="-4.988cm" svg:y="4.827cm"/>
          <draw:glue-point draw:id="5" svg:x="4.988cm" svg:y="4.827cm"/>
          <draw:glue-point draw:id="6" svg:x="-4.848cm" svg:y="4.827cm"/>
          <draw:glue-point draw:id="7" svg:x="4.988cm" svg:y="4.827cm"/>
          <text:p/>
        </draw:path>
        <draw:line draw:style-name="gr2" draw:text-style-name="P2" draw:layer="layout" svg:x1="5.715cm" svg:y1="2.196cm" svg:x2="5.888cm" svg:y2="2.196cm">
          <text:p/>
        </draw:line>
        <draw:g>
          <draw:line draw:style-name="gr4" draw:text-style-name="P3" draw:layer="layout" svg:x1="6.319cm" svg:y1="2.195cm" svg:x2="6.454cm" svg:y2="2.195cm">
            <text:p/>
          </draw:line>
          <draw:rect draw:style-name="gr5" draw:text-style-name="P4" draw:layer="layout" svg:width="0.406cm" svg:height="0.145cm" svg:x="6.454cm" svg:y="2.123cm">
            <text:p/>
          </draw:rect>
          <draw:line draw:style-name="gr6" draw:text-style-name="P3" draw:layer="layout" svg:x1="6.995cm" svg:y1="2.195cm" svg:x2="6.86cm" svg:y2="2.195cm">
            <text:p/>
          </draw:line>
        </draw:g>
        <draw:path draw:style-name="gr1" draw:text-style-name="P1" draw:layer="layout" svg:width="0.428cm" svg:height="0.144cm" draw:transform="rotate (2.0943951023928) translate (6.77846479222471cm 2.11561781965917cm)" svg:viewBox="0 0 429 145" svg:d="m0 145c0-193 107-193 107 0 0-193 108-193 108 0 0-193 107-193 107 0 0-193 107-193 107 0">
          <draw:glue-point draw:id="4" svg:x="4.873cm" svg:y="4.029cm"/>
          <draw:glue-point draw:id="5" svg:x="-1.867cm" svg:y="-4.927cm"/>
          <draw:glue-point draw:id="6" svg:x="4.778cm" svg:y="3.907cm"/>
          <draw:glue-point draw:id="7" svg:x="-1.867cm" svg:y="-4.927cm"/>
          <text:p/>
        </draw:path>
        <draw:line draw:style-name="gr2" draw:text-style-name="P2" draw:layer="layout" svg:x1="6.904cm" svg:y1="2.043cm" svg:x2="6.993cm" svg:y2="2.191cm">
          <text:p/>
        </draw:line>
        <draw:g>
          <draw:line draw:style-name="gr7" draw:text-style-name="P3" draw:layer="layout" svg:x1="6.689cm" svg:y1="1.673cm" svg:x2="6.621cm" svg:y2="1.556cm">
            <text:p/>
          </draw:line>
          <draw:rect draw:style-name="gr8" draw:text-style-name="P4" draw:layer="layout" svg:width="0.406cm" svg:height="0.145cm" draw:transform="rotate (2.0943951023928) translate (6.558cm 1.593cm)">
            <text:p/>
          </draw:rect>
          <draw:line draw:style-name="gr9" draw:text-style-name="P3" draw:layer="layout" svg:x1="6.35cm" svg:y1="1.088cm" svg:x2="6.418cm" svg:y2="1.205cm">
            <text:p/>
          </draw:line>
        </draw:g>
        <draw:path draw:style-name="gr1" draw:text-style-name="P1" draw:layer="layout" svg:width="0.428cm" svg:height="0.144cm" draw:transform="rotate (-2.09439510239399) translate (6.39253520777591cm 1.31038218034066cm)" svg:viewBox="0 0 429 145" svg:d="m0 145c0-193 107-193 107 0 0-193 108-193 107 0 1-193 108-193 108 0 0-193 107-193 107 0">
          <draw:glue-point draw:id="4" svg:x="1.867cm" svg:y="-4.927cm"/>
          <draw:glue-point draw:id="5" svg:x="-4.873cm" svg:y="4.029cm"/>
          <draw:glue-point draw:id="6" svg:x="1.772cm" svg:y="-4.805cm"/>
          <draw:glue-point draw:id="7" svg:x="-4.873cm" svg:y="4.029cm"/>
          <text:p/>
        </draw:path>
        <draw:line draw:style-name="gr2" draw:text-style-name="P2" draw:layer="layout" svg:x1="6.267cm" svg:y1="1.238cm" svg:x2="6.351cm" svg:y2="1.087cm">
          <text:p/>
        </draw:line>
        <draw:g>
          <draw:line draw:style-name="gr10" draw:text-style-name="P3" draw:layer="layout" svg:x1="6.055cm" svg:y1="1.61cm" svg:x2="5.987cm" svg:y2="1.727cm">
            <text:p/>
          </draw:line>
          <draw:rect draw:style-name="gr11" draw:text-style-name="P4" draw:layer="layout" svg:width="0.406cm" svg:height="0.145cm" draw:transform="rotate (-2.09439510239399) translate (6.05cm 1.762cm)">
            <text:p/>
          </draw:rect>
          <draw:line draw:style-name="gr12" draw:text-style-name="P3" draw:layer="layout" svg:x1="5.717cm" svg:y1="2.195cm" svg:x2="5.785cm" svg:y2="2.078cm">
            <text:p/>
          </draw:line>
        </draw:g>
        <draw:line draw:style-name="gr2" draw:text-style-name="P2" draw:layer="layout" svg:x1="2.536cm" svg:y1="0.797cm" svg:x2="6.346cm" svg:y2="0.797cm">
          <text:p/>
        </draw:line>
        <draw:line draw:style-name="gr2" draw:text-style-name="P2" draw:layer="layout" svg:x1="6.35cm" svg:y1="0.797cm" svg:x2="6.35cm" svg:y2="1.101cm">
          <text:p/>
        </draw:line>
        <draw:line draw:style-name="gr2" draw:text-style-name="P2" draw:layer="layout" svg:x1="2.536cm" svg:y1="2.61cm" svg:x2="6.994cm" svg:y2="2.61cm">
          <text:p/>
        </draw:line>
        <draw:line draw:style-name="gr2" draw:text-style-name="P2" draw:layer="layout" svg:x1="4.111cm" svg:y1="1.71cm" svg:x2="5.129cm" svg:y2="1.71cm">
          <text:p/>
        </draw:line>
        <draw:line draw:style-name="gr2" draw:text-style-name="P2" draw:layer="layout" svg:x1="5.125cm" svg:y1="2.2cm" svg:x2="5.126cm" svg:y2="1.707cm">
          <text:p/>
        </draw:line>
        <draw:line draw:style-name="gr2" draw:text-style-name="P2" draw:layer="layout" svg:x1="5.126cm" svg:y1="2.198cm" svg:x2="5.722cm" svg:y2="2.198cm">
          <text:p/>
        </draw:line>
        <draw:line draw:style-name="gr2" draw:text-style-name="P2" draw:layer="layout" svg:x1="6.995cm" svg:y1="2.191cm" svg:x2="6.995cm" svg:y2="2.61cm">
          <text:p/>
        </draw:line>
        <draw:line draw:style-name="gr2" draw:text-style-name="P2" draw:layer="layout" svg:x1="1.725cm" svg:y1="1.088cm" svg:x2="1.725cm" svg:y2="0.837cm">
          <text:p/>
        </draw:line>
        <draw:line draw:style-name="gr2" draw:text-style-name="P2" draw:layer="layout" svg:x1="1.725cm" svg:y1="0.838cm" svg:x2="0.548cm" svg:y2="0.838cm">
          <text:p/>
        </draw:line>
        <draw:line draw:style-name="gr2" draw:text-style-name="P2" draw:layer="layout" svg:x1="1.195cm" svg:y1="2.001cm" svg:x2="0.573cm" svg:y2="2.001cm">
          <text:p/>
        </draw:line>
        <draw:line draw:style-name="gr2" draw:text-style-name="P2" draw:layer="layout" svg:x1="2.253cm" svg:y1="2.002cm" svg:x2="2.253cm" svg:y2="2.452cm">
          <text:p/>
        </draw:line>
        <draw:line draw:style-name="gr2" draw:text-style-name="P2" draw:layer="layout" svg:x1="2.255cm" svg:y1="2.446cm" svg:x2="0.574cm" svg:y2="2.446cm">
          <text:p/>
        </draw:line>
        <draw:frame draw:style-name="gr3" draw:layer="layout" svg:width="2.056cm" svg:height="0.388cm" svg:x="1.126cm" svg:y="0.296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path draw:style-name="gr1" draw:text-style-name="P1" draw:layer="layout" svg:width="-0.428cm" svg:height="-0.144cm" svg:x="3.877cm" svg:y="4.457cm" svg:viewBox="0 0 -429 -145" svg:d="m429 145c0-193-107-193-107 0 0-193-107-193-107 0 0-193-108-193-108 0 0-193-107-193-107 0">
          <draw:glue-point draw:id="4" svg:x="-5cm" svg:y="-4.827cm"/>
          <draw:glue-point draw:id="5" svg:x="5cm" svg:y="-4.827cm"/>
          <draw:glue-point draw:id="6" svg:x="-4.861cm" svg:y="-4.827cm"/>
          <draw:glue-point draw:id="7" svg:x="5cm" svg:y="-4.827cm"/>
          <text:p/>
        </draw:path>
        <draw:line draw:style-name="gr2" draw:text-style-name="P2" draw:layer="layout" svg:x1="3.448cm" svg:y1="4.307cm" svg:x2="3.138cm" svg:y2="4.307cm">
          <text:p/>
        </draw:line>
        <draw:frame draw:style-name="gr3" draw:layer="layout" svg:width="0.43cm" svg:height="0.469cm" svg:x="2.999cm" svg:y="4.217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line draw:style-name="gr2" draw:text-style-name="P2" draw:layer="layout" svg:x1="3.139cm" svg:y1="4.307cm" svg:x2="2.984cm" svg:y2="4.039cm">
          <text:p/>
        </draw:line>
        <draw:path draw:style-name="gr1" draw:text-style-name="P1" draw:layer="layout" svg:width="0.428cm" svg:height="0.144cm" draw:transform="rotate (2.0943951023928) translate (2.85879680602265cm 4.11651854727785cm)" svg:viewBox="0 0 429 145" svg:d="m429 145c0-193-107-193-107 0 0-193-107-193-107 0 0-193-108-193-108 0 0-193-107-193-107 0">
          <draw:glue-point draw:id="4" svg:x="-1.867cm" svg:y="-4.975cm"/>
          <draw:glue-point draw:id="5" svg:x="4.905cm" svg:y="4.029cm"/>
          <draw:glue-point draw:id="6" svg:x="-1.772cm" svg:y="-4.854cm"/>
          <draw:glue-point draw:id="7" svg:x="4.905cm" svg:y="4.029cm"/>
          <text:p/>
        </draw:path>
        <draw:line draw:style-name="gr2" draw:text-style-name="P2" draw:layer="layout" svg:x1="3.138cm" svg:y1="4.31cm" svg:x2="2.983cm" svg:y2="4.578cm">
          <text:p/>
        </draw:line>
        <draw:path draw:style-name="gr1" draw:text-style-name="P1" draw:layer="layout" svg:width="0.428cm" svg:height="0.144cm" draw:transform="rotate (-2.09439510239399) translate (3.10320319397797cm 4.65048145272198cm)" svg:viewBox="0 0 429 145" svg:d="m429 145c0-193-107-193-107 0 0-193-107-193-107 0 0-193-108-193-108 0 0-193-107-193-107 0">
          <draw:glue-point draw:id="4" svg:x="-4.889cm" svg:y="4.053cm"/>
          <draw:glue-point draw:id="5" svg:x="1.861cm" svg:y="-4.951cm"/>
          <draw:glue-point draw:id="6" svg:x="-4.794cm" svg:y="3.932cm"/>
          <draw:glue-point draw:id="7" svg:x="1.861cm" svg:y="-4.951cm"/>
          <text:p/>
        </draw:path>
        <draw:line draw:style-name="gr2" draw:text-style-name="P2" draw:layer="layout" svg:x1="2.769cm" svg:y1="3.677cm" svg:x2="2.614cm" svg:y2="3.409cm">
          <text:p/>
        </draw:line>
        <draw:line draw:style-name="gr2" draw:text-style-name="P2" draw:layer="layout" svg:x1="4.185cm" svg:y1="4.318cm" svg:x2="3.875cm" svg:y2="4.318cm">
          <text:p/>
        </draw:line>
        <draw:line draw:style-name="gr2" draw:text-style-name="P2" draw:layer="layout" svg:x1="2.762cm" svg:y1="4.952cm" svg:x2="2.607cm" svg:y2="5.22cm">
          <text:p/>
        </draw:line>
        <draw:path draw:style-name="gr1" draw:text-style-name="P1" draw:layer="layout" svg:width="0.428cm" svg:height="0.144cm" svg:x="1.568cm" svg:y="4.465cm" svg:viewBox="0 0 429 145" svg:d="m0 145c0-193 107-193 107 0 0-193 108-193 108 0 0-193 107-193 107 0 0-193 107-193 107 0">
          <draw:glue-point draw:id="4" svg:x="-4.988cm" svg:y="4.827cm"/>
          <draw:glue-point draw:id="5" svg:x="4.988cm" svg:y="4.827cm"/>
          <draw:glue-point draw:id="6" svg:x="-4.848cm" svg:y="4.827cm"/>
          <draw:glue-point draw:id="7" svg:x="4.988cm" svg:y="4.827cm"/>
          <text:p/>
        </draw:path>
        <draw:line draw:style-name="gr2" draw:text-style-name="P2" draw:layer="layout" svg:x1="1.568cm" svg:y1="4.61cm" svg:x2="1.258cm" svg:y2="4.61cm">
          <text:p/>
        </draw:line>
        <draw:line draw:style-name="gr2" draw:text-style-name="P2" draw:layer="layout" svg:x1="2.324cm" svg:y1="4.609cm" svg:x2="2.168cm" svg:y2="4.331cm">
          <text:p/>
        </draw:line>
        <draw:path draw:style-name="gr1" draw:text-style-name="P1" draw:layer="layout" svg:width="0.428cm" svg:height="0.144cm" draw:transform="rotate (2.0943951023928) translate (2.04279680602265cm 4.40451854727785cm)" svg:viewBox="0 0 429 145" svg:d="m429 145c0-193-107-193-107 0 0-193-107-193-107 0 0-193-108-193-108 0 0-193-107-193-107 0">
          <draw:glue-point draw:id="4" svg:x="-1.867cm" svg:y="-4.975cm"/>
          <draw:glue-point draw:id="5" svg:x="4.905cm" svg:y="4.029cm"/>
          <draw:glue-point draw:id="6" svg:x="-1.772cm" svg:y="-4.854cm"/>
          <draw:glue-point draw:id="7" svg:x="4.905cm" svg:y="4.029cm"/>
          <text:p/>
        </draw:path>
        <draw:line draw:style-name="gr2" draw:text-style-name="P2" draw:layer="layout" svg:x1="1.792cm" svg:y1="3.694cm" svg:x2="1.634cm" svg:y2="3.968cm">
          <text:p/>
        </draw:line>
        <draw:path draw:style-name="gr1" draw:text-style-name="P1" draw:layer="layout" svg:width="0.428cm" svg:height="0.144cm" draw:transform="rotate (-2.09439510239399) translate (1.75420319397797cm 4.04048145272199cm)" svg:viewBox="0 0 429 145" svg:d="m429 145c0-193-107-193-107 0 0-193-107-193-107 0 0-193-108-193-108 0 0-193-107-193-107 0">
          <draw:glue-point draw:id="4" svg:x="-4.889cm" svg:y="4.053cm"/>
          <draw:glue-point draw:id="5" svg:x="1.861cm" svg:y="-4.951cm"/>
          <draw:glue-point draw:id="6" svg:x="-4.794cm" svg:y="3.932cm"/>
          <draw:glue-point draw:id="7" svg:x="1.861cm" svg:y="-4.951cm"/>
          <text:p/>
        </draw:path>
        <draw:line draw:style-name="gr2" draw:text-style-name="P2" draw:layer="layout" svg:x1="1.953cm" svg:y1="3.965cm" svg:x2="1.792cm" svg:y2="3.691cm">
          <text:p/>
        </draw:line>
        <draw:line draw:style-name="gr2" draw:text-style-name="P2" draw:layer="layout" svg:x1="2.324cm" svg:y1="4.605cm" svg:x2="1.995cm" svg:y2="4.606cm">
          <text:p/>
        </draw:line>
        <draw:line draw:style-name="gr2" draw:text-style-name="P2" draw:layer="layout" svg:x1="1.413cm" svg:y1="4.34cm" svg:x2="1.258cm" svg:y2="4.608cm">
          <text:p/>
        </draw:line>
        <draw:path draw:style-name="gr1" draw:text-style-name="P1" draw:layer="layout" svg:width="0.428cm" svg:height="0.144cm" svg:x="6.088cm" svg:y="4.174cm" svg:viewBox="0 0 429 145" svg:d="m429 145c0-193-107-193-107 0 0-193-107-193-107 0 0-193-108-193-108 0 0-193-107-193-107 0">
          <draw:glue-point draw:id="4" svg:x="4.988cm" svg:y="4.758cm"/>
          <draw:glue-point draw:id="5" svg:x="-4.941cm" svg:y="4.758cm"/>
          <draw:glue-point draw:id="6" svg:x="4.848cm" svg:y="4.758cm"/>
          <draw:glue-point draw:id="7" svg:x="-4.941cm" svg:y="4.758cm"/>
          <text:p/>
        </draw:path>
        <draw:line draw:style-name="gr2" draw:text-style-name="P2" draw:layer="layout" svg:x1="6.693cm" svg:y1="4.318cm" svg:x2="6.52cm" svg:y2="4.318cm">
          <text:p/>
        </draw:line>
        <draw:g>
          <draw:line draw:style-name="gr13" draw:text-style-name="P3" draw:layer="layout" svg:x1="6.089cm" svg:y1="4.317cm" svg:x2="5.954cm" svg:y2="4.317cm">
            <text:p/>
          </draw:line>
          <draw:rect draw:style-name="gr14" draw:text-style-name="P4" draw:layer="layout" svg:width="0.406cm" svg:height="0.145cm" svg:x="5.548cm" svg:y="4.245cm">
            <text:p/>
          </draw:rect>
          <draw:line draw:style-name="gr15" draw:text-style-name="P3" draw:layer="layout" svg:x1="5.413cm" svg:y1="4.317cm" svg:x2="5.548cm" svg:y2="4.317cm">
            <text:p/>
          </draw:line>
        </draw:g>
        <draw:path draw:style-name="gr1" draw:text-style-name="P1" draw:layer="layout" svg:width="0.428cm" svg:height="0.144cm" draw:transform="rotate (-2.09387150361839) translate (7.12304874792289cm 3.87401324001287cm)" svg:viewBox="0 0 429 145" svg:d="m429 145c0-193-107-193-107 0 0-193-107-193-108 0 1-193-107-193-107 0 0-193-107-193-107 0">
          <draw:glue-point draw:id="4" svg:x="-4.841cm" svg:y="4.004cm"/>
          <draw:glue-point draw:id="5" svg:x="1.835cm" svg:y="-4.902cm"/>
          <draw:glue-point draw:id="6" svg:x="-4.746cm" svg:y="3.883cm"/>
          <draw:glue-point draw:id="7" svg:x="1.835cm" svg:y="-4.902cm"/>
          <text:p/>
        </draw:path>
        <draw:line draw:style-name="gr2" draw:text-style-name="P2" draw:layer="layout" svg:x1="6.783cm" svg:y1="4.173cm" svg:x2="6.694cm" svg:y2="4.321cm">
          <text:p/>
        </draw:line>
        <draw:g>
          <draw:line draw:style-name="gr16" draw:text-style-name="P3" draw:layer="layout" svg:x1="6.999cm" svg:y1="3.803cm" svg:x2="7.067cm" svg:y2="3.686cm">
            <text:p/>
          </draw:line>
          <draw:rect draw:style-name="gr17" draw:text-style-name="P4" draw:layer="layout" svg:width="0.406cm" svg:height="0.145cm" draw:transform="rotate (-2.09387150361839) translate (7.332cm 3.371cm)">
            <text:p/>
          </draw:rect>
          <draw:line draw:style-name="gr18" draw:text-style-name="P3" draw:layer="layout" svg:x1="7.337cm" svg:y1="3.218cm" svg:x2="7.269cm" svg:y2="3.335cm">
            <text:p/>
          </draw:line>
        </draw:g>
        <draw:path draw:style-name="gr1" draw:text-style-name="P1" draw:layer="layout" svg:width="0.428cm" svg:height="0.144cm" draw:transform="rotate (2.0938715036172) translate (6.86475669897689cm 4.90993966902966cm)" svg:viewBox="0 0 429 145" svg:d="m429 145c0-193-107-193-107 0 0-193-108-193-107 0-1-193-108-193-108 0 0-193-107-193-107 0">
          <draw:glue-point draw:id="4" svg:x="-1.835cm" svg:y="-4.902cm"/>
          <draw:glue-point draw:id="5" svg:x="4.841cm" svg:y="4.004cm"/>
          <draw:glue-point draw:id="6" svg:x="-1.74cm" svg:y="-4.781cm"/>
          <draw:glue-point draw:id="7" svg:x="4.841cm" svg:y="4.004cm"/>
          <text:p/>
        </draw:path>
        <draw:line draw:style-name="gr2" draw:text-style-name="P2" draw:layer="layout" svg:x1="6.776cm" svg:y1="4.466cm" svg:x2="6.692cm" svg:y2="4.315cm">
          <text:p/>
        </draw:line>
        <draw:g>
          <draw:line draw:style-name="gr19" draw:text-style-name="P3" draw:layer="layout" svg:x1="6.988cm" svg:y1="4.838cm" svg:x2="7.056cm" svg:y2="4.955cm">
            <text:p/>
          </draw:line>
          <draw:rect draw:style-name="gr20" draw:text-style-name="P4" draw:layer="layout" svg:width="0.406cm" svg:height="0.146cm" draw:transform="rotate (2.0938715036172) translate (7.196cm 5.342cm)">
            <text:p/>
          </draw:rect>
          <draw:line draw:style-name="gr21" draw:text-style-name="P3" draw:layer="layout" svg:x1="7.327cm" svg:y1="5.423cm" svg:x2="7.259cm" svg:y2="5.306cm">
            <text:p/>
          </draw:line>
        </draw:g>
        <draw:line draw:style-name="gr2" draw:text-style-name="P2" draw:layer="layout" svg:x1="1.794cm" svg:y1="3.695cm" svg:x2="1.794cm" svg:y2="3.444cm">
          <text:p/>
        </draw:line>
        <draw:line draw:style-name="gr2" draw:text-style-name="P2" draw:layer="layout" svg:x1="1.794cm" svg:y1="3.445cm" svg:x2="0.617cm" svg:y2="3.445cm">
          <text:p/>
        </draw:line>
        <draw:line draw:style-name="gr2" draw:text-style-name="P2" draw:layer="layout" svg:x1="1.264cm" svg:y1="4.608cm" svg:x2="0.642cm" svg:y2="4.608cm">
          <text:p/>
        </draw:line>
        <draw:line draw:style-name="gr2" draw:text-style-name="P2" draw:layer="layout" svg:x1="2.322cm" svg:y1="4.609cm" svg:x2="2.322cm" svg:y2="5.059cm">
          <text:p/>
        </draw:line>
        <draw:line draw:style-name="gr2" draw:text-style-name="P2" draw:layer="layout" svg:x1="2.324cm" svg:y1="5.053cm" svg:x2="0.643cm" svg:y2="5.053cm">
          <text:p/>
        </draw:line>
        <draw:line draw:style-name="gr2" draw:text-style-name="P2" draw:layer="layout" svg:x1="4.181cm" svg:y1="4.317cm" svg:x2="5.424cm" svg:y2="4.317cm">
          <text:p/>
        </draw:line>
        <draw:line draw:style-name="gr2" draw:text-style-name="P2" draw:layer="layout" svg:x1="7.338cm" svg:y1="3.224cm" svg:x2="7.338cm" svg:y2="3.055cm">
          <text:p/>
        </draw:line>
        <draw:line draw:style-name="gr2" draw:text-style-name="P2" draw:layer="layout" svg:x1="7.337cm" svg:y1="3.051cm" svg:x2="2.614cm" svg:y2="3.051cm">
          <text:p/>
        </draw:line>
        <draw:line draw:style-name="gr2" draw:text-style-name="P2" draw:layer="layout" svg:x1="2.615cm" svg:y1="3.051cm" svg:x2="2.615cm" svg:y2="3.408cm">
          <text:p/>
        </draw:line>
        <draw:line draw:style-name="gr2" draw:text-style-name="P2" draw:layer="layout" svg:x1="7.324cm" svg:y1="5.424cm" svg:x2="7.324cm" svg:y2="5.583cm">
          <text:p/>
        </draw:line>
        <draw:line draw:style-name="gr2" draw:text-style-name="P2" draw:layer="layout" svg:x1="7.324cm" svg:y1="5.578cm" svg:x2="2.606cm" svg:y2="5.579cm">
          <text:p/>
        </draw:line>
        <draw:line draw:style-name="gr2" draw:text-style-name="P2" draw:layer="layout" svg:x1="2.607cm" svg:y1="5.579cm" svg:x2="2.607cm" svg:y2="5.221cm">
          <text:p/>
        </draw:line>
        <draw:path draw:style-name="gr1" draw:text-style-name="P1" draw:layer="layout" svg:width="0.428cm" svg:height="0.144cm" draw:transform="rotate (-1.57079632679579) translate (2.82899999999992cm 6.50499999999984cm)" svg:viewBox="0 0 429 145" svg:d="m429 145c0-193-107-193-107 0 0-193-107-193-107 0 0-193-108-193-108 0 0-193-107-193-107 0">
          <draw:glue-point draw:id="4" svg:x="-4.758cm" svg:y="5.011cm"/>
          <draw:glue-point draw:id="5" svg:x="-4.758cm" svg:y="-4.965cm"/>
          <draw:glue-point draw:id="6" svg:x="-4.758cm" svg:y="4.871cm"/>
          <draw:glue-point draw:id="7" svg:x="-4.758cm" svg:y="-4.965cm"/>
          <text:p/>
        </draw:path>
        <draw:line draw:style-name="gr2" draw:text-style-name="P2" draw:layer="layout" svg:x1="2.679cm" svg:y1="6.934cm" svg:x2="2.679cm" svg:y2="7.376cm">
          <text:p/>
        </draw:line>
        <draw:line draw:style-name="gr2" draw:text-style-name="P2" draw:layer="layout" svg:x1="2.692cm" svg:y1="6.079cm" svg:x2="2.69cm" svg:y2="6.507cm">
          <text:p/>
        </draw:line>
        <draw:path draw:style-name="gr1" draw:text-style-name="P1" draw:layer="layout" svg:width="0.428cm" svg:height="0.144cm" draw:transform="rotate (-1.57079632679579) translate (2.29299999999992cm 6.51199999999984cm)" svg:viewBox="0 0 429 145" svg:d="m429 145c0-193-107-193-107 0 0-193-107-193-107 0 0-193-108-193-108 0 0-193-107-193-107 0">
          <draw:glue-point draw:id="4" svg:x="-4.758cm" svg:y="5.011cm"/>
          <draw:glue-point draw:id="5" svg:x="-4.758cm" svg:y="-4.965cm"/>
          <draw:glue-point draw:id="6" svg:x="-4.758cm" svg:y="4.871cm"/>
          <draw:glue-point draw:id="7" svg:x="-4.758cm" svg:y="-4.965cm"/>
          <text:p/>
        </draw:path>
        <draw:line draw:style-name="gr2" draw:text-style-name="P2" draw:layer="layout" svg:x1="2.143cm" svg:y1="6.941cm" svg:x2="2.143cm" svg:y2="7.251cm">
          <text:p/>
        </draw:line>
        <draw:line draw:style-name="gr2" draw:text-style-name="P2" draw:layer="layout" svg:x1="2.154cm" svg:y1="6.204cm" svg:x2="2.154cm" svg:y2="6.514cm">
          <text:p/>
        </draw:line>
        <draw:path draw:style-name="gr1" draw:text-style-name="P1" draw:layer="layout" svg:width="0.428cm" svg:height="0.144cm" draw:transform="rotate (-1.57079632679579) translate (5.66599999999992cm 6.76799999999984cm)" svg:viewBox="0 0 429 145" svg:d="m429 145c0-193-107-193-107 0 0-193-107-193-107 0 0-193-108-193-108 0 0-193-107-193-107 0">
          <draw:glue-point draw:id="4" svg:x="-4.482cm" svg:y="4.918cm"/>
          <draw:glue-point draw:id="5" svg:x="-4.482cm" svg:y="-4.871cm"/>
          <draw:glue-point draw:id="6" svg:x="-4.482cm" svg:y="4.778cm"/>
          <draw:glue-point draw:id="7" svg:x="-4.482cm" svg:y="-4.871cm"/>
          <text:p/>
        </draw:path>
        <draw:line draw:style-name="gr2" draw:text-style-name="P2" draw:layer="layout" svg:x1="5.522cm" svg:y1="7.373cm" svg:x2="5.522cm" svg:y2="7.2cm">
          <text:p/>
        </draw:line>
        <draw:g>
          <draw:line draw:style-name="gr22" draw:text-style-name="P3" draw:layer="layout" svg:x1="5.523cm" svg:y1="6.769cm" svg:x2="5.523cm" svg:y2="6.634cm">
            <text:p/>
          </draw:line>
          <draw:rect draw:style-name="gr23" draw:text-style-name="P4" draw:layer="layout" svg:width="0.406cm" svg:height="0.145cm" draw:transform="rotate (-1.57079632679579) translate (5.595cm 6.228cm)">
            <text:p/>
          </draw:rect>
          <draw:line draw:style-name="gr24" draw:text-style-name="P3" draw:layer="layout" svg:x1="5.523cm" svg:y1="6.093cm" svg:x2="5.523cm" svg:y2="6.228cm">
            <text:p/>
          </draw:line>
        </draw:g>
        <draw:line draw:style-name="gr2" draw:text-style-name="P2" draw:layer="layout" svg:x1="5.523cm" svg:y1="6.086cm" svg:x2="2.699cm" svg:y2="6.086cm">
          <text:p/>
        </draw:line>
        <draw:line draw:style-name="gr2" draw:text-style-name="P2" draw:layer="layout" svg:x1="2.672cm" svg:y1="7.368cm" svg:x2="5.523cm" svg:y2="7.368cm">
          <text:p/>
        </draw:line>
        <draw:line draw:style-name="gr2" draw:text-style-name="P2" draw:layer="layout" svg:x1="2.156cm" svg:y1="6.205cm" svg:x2="1.104cm" svg:y2="6.205cm">
          <text:p/>
        </draw:line>
        <draw:line draw:style-name="gr2" draw:text-style-name="P2" draw:layer="layout" svg:x1="2.137cm" svg:y1="7.25cm" svg:x2="1.085cm" svg:y2="7.25cm">
          <text:p/>
        </draw:line>
        <draw:frame draw:style-name="gr3" draw:layer="layout" svg:width="1.344cm" svg:height="0.388cm" svg:x="7.432cm" svg:y="3.264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3" draw:layer="layout" svg:width="1.419cm" svg:height="0.388cm" svg:x="7.055cm" svg:y="3.797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3" draw:layer="layout" svg:width="1.344cm" svg:height="0.388cm" svg:x="5.633cm" svg:y="6.174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3" draw:layer="layout" svg:width="1.419cm" svg:height="0.388cm" svg:x="5.706cm" svg:y="6.734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line draw:style-name="gr25" draw:text-style-name="P2" draw:layer="layout" svg:x1="3.14cm" svg:y1="4.308cm" svg:x2="3.81cm" svg:y2="3.863cm">
          <text:p/>
        </draw:line>
        <draw:line draw:style-name="gr25" draw:text-style-name="P2" draw:layer="layout" svg:x1="3.806cm" svg:y1="3.863cm" svg:x2="6.372cm" svg:y2="3.863cm">
          <text:p/>
        </draw:line>
        <draw:line draw:style-name="gr25" draw:text-style-name="P2" draw:layer="layout" svg:x1="6.698cm" svg:y1="4.313cm" svg:x2="6.372cm" svg:y2="3.863cm">
          <text:p/>
        </draw:line>
        <draw:frame draw:style-name="gr3" draw:layer="layout" svg:width="2.495cm" svg:height="0.388cm" svg:x="1.341cm" svg:y="7.463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26" draw:text-style-name="P5" draw:layer="layout" svg:width="1.078cm" svg:height="0.911cm" svg:x="7.568cm" svg:y="0.252cm">
          <draw:text-box>
            <text:p><text:span text:style-name="T1">الف</text:span></text:p>
          </draw:text-box>
        </draw:frame>
        <draw:frame draw:style-name="gr26" draw:text-style-name="P5" draw:layer="layout" svg:width="0.714cm" svg:height="0.911cm" svg:x="7.515cm" svg:y="4.685cm">
          <draw:text-box>
            <text:p><text:span text:style-name="T1">با</text:span></text:p>
          </draw:text-box>
        </draw:frame>
        <draw:frame draw:style-name="gr26" draw:text-style-name="P5" draw:layer="layout" svg:width="0.663cm" svg:height="0.911cm" svg:x="7.581cm" svg:y="6.908cm">
          <draw:text-box>
            <text:p><text:span text:style-name="T1">د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10" draw:display-name="Gradient 10" draw:style="linear" draw:start-color="#000000" draw:end-color="#ffffff" draw:start-intensity="100%" draw:end-intensity="100%" draw:angle="0" draw:border="0%"/>
    <draw:hatch draw:name="Hatch_20_632" draw:display-name="Hatch 632" draw:style="single" draw:color="#000000" draw:distance="0.011cm" draw:rotation="0"/>
    <draw:hatch draw:name="Hatch_20_634" draw:display-name="Hatch 634" draw:style="single" draw:color="#000000" draw:distance="0.011cm" draw:rotation="0"/>
    <draw:hatch draw:name="Hatch_20_636" draw:display-name="Hatch 636" draw:style="single" draw:color="#000000" draw:distance="0.011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496" draw:display-name="Dash 496" draw:style="rect" draw:dots1="1" draw:dots1-length="0.011cm" draw:dots2="1" draw:dots2-length="0.011cm" draw:distance="0.011cm"/>
    <draw:stroke-dash draw:name="Dash_20_497" draw:display-name="Dash 497" draw:style="rect" draw:dots1="1" draw:dots1-length="0.011cm" draw:dots2="1" draw:dots2-length="0.011cm" draw:distance="0.011cm"/>
    <draw:stroke-dash draw:name="Dash_20_498" draw:display-name="Dash 498" draw:style="rect" draw:dots1="1" draw:dots1-length="0.011cm" draw:dots2="1" draw:dots2-length="0.011cm" draw:distance="0.011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8.12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n>11000</math:mn>
      <math:mi math:fontstyle="normal">:</math:mi>
      <math:mn>600</math:mn>
      <math:mi>V</math:mi>
    </math:mrow>
    <math:annotation math:encoding="StarMath 5.0">11000:600 V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row>
      <math:mn>11000</math:mn>
      <math:mi math:fontstyle="normal">:</math:mi>
      <math:mn>346.41</math:mn>
      <math:mi>V</math:mi>
    </math:mrow>
    <math:annotation math:encoding="StarMath 5.0">11000:346.41 V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i>n</math:mi>
    <math:annotation math:encoding="StarMath 5.0">n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n>0.168</math:mn>
      <math:mo math:stretchy="false">Ω</math:mo>
    </math:mrow>
    <math:annotation math:encoding="StarMath 5.0">0.168 %OMEGA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i>n</math:mi>
    <math:annotation math:encoding="StarMath 5.0">n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i>j</math:mi>
      <math:mn>0.0639</math:mn>
    </math:mrow>
    <math:annotation math:encoding="StarMath 5.0">j 0.0639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n>0.168</math:mn>
      <math:mo math:stretchy="false">Ω</math:mo>
    </math:mrow>
    <math:annotation math:encoding="StarMath 5.0">0.168 %OMEGA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i>j</math:mi>
      <math:mn>0.0639</math:mn>
    </math:mrow>
    <math:annotation math:encoding="StarMath 5.0">j 0.0639</math:annotation>
  </math:semantics>
</math:math>
</file>